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90000023ADA0322046C45B0B9.png" manifest:media-type="image/png"/>
  <manifest:file-entry manifest:full-path="Pictures/10000001000005B10000023AF99FF9236B2CAF13.png" manifest:media-type="image/png"/>
  <manifest:file-entry manifest:full-path="Pictures/10000001000005B10000023AF116D541D19EFCFD.png" manifest:media-type="image/png"/>
  <manifest:file-entry manifest:full-path="Pictures/1000000100000383000002097EC18E858B08F1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128165" officeooo:paragraph-rsid="00128165" style:font-size-asian="19.25pt" style:font-weight-asian="bold" style:font-size-complex="2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4</text:p>
      <text:p text:style-name="P1"/>
      <text:p text:style-name="P1"/>
      <text:p text:style-name="P1">Q1.</text:p>
      <text:p text:style-name="P1"><draw:frame draw:style-name="fr1" draw:name="Image1" text:anchor-type="char" svg:x="-2cm" svg:y="0.325cm" svg:width="21.001cm" svg:height="9.851cm" draw:z-index="0"><draw:image xlink:href="Pictures/1000000100000383000002097EC18E858B08F155.png" xlink:type="simple" xlink:show="embed" xlink:actuate="onLoad" draw:mime-type="image/png"/></draw:frame></text:p>
      <text:p text:style-name="P1"/>
      <text:p text:style-name="P1"/>
      <text:p text:style-name="P1">Q2.</text:p>
      <text:p text:style-name="P1"><draw:frame draw:style-name="fr1" draw:name="Image2" text:anchor-type="char" svg:x="-2cm" svg:y="1.118cm" svg:width="21.001cm" svg:height="8.091cm" draw:z-index="1"><draw:image xlink:href="Pictures/10000001000005B10000023AF116D541D19EFCFD.png" xlink:type="simple" xlink:show="embed" xlink:actuate="onLoad" draw:mime-type="image/png"/></draw:frame></text:p>
      <text:p text:style-name="P1"><text:soft-page-break/>Q3.</text:p>
      <text:p text:style-name="P1"><draw:frame draw:style-name="fr1" draw:name="Image3" text:anchor-type="char" svg:x="-2cm" svg:y="0.086cm" svg:width="21.001cm" svg:height="9.289cm" draw:z-index="2"><draw:image xlink:href="Pictures/10000001000005B10000023AF99FF9236B2CAF13.png" xlink:type="simple" xlink:show="embed" xlink:actuate="onLoad" draw:mime-type="image/png"/></draw:frame></text:p>
      <text:p text:style-name="P1"/>
      <text:p text:style-name="P1"/>
      <text:p text:style-name="P1">Q4.<draw:frame draw:style-name="fr1" draw:name="Image4" text:anchor-type="char" svg:x="-2cm" svg:y="2.506cm" svg:width="21.001cm" svg:height="9.5cm" draw:z-index="3"><draw:image xlink:href="Pictures/10000001000007490000023ADA0322046C45B0B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09:43:45.933482274</meta:creation-date>
    <dc:date>2023-09-19T11:07:36.516490499</dc:date>
    <meta:editing-duration>PT1H23M51S</meta:editing-duration>
    <meta:editing-cycles>1</meta:editing-cycles>
    <meta:document-statistic meta:table-count="0" meta:image-count="4" meta:object-count="0" meta:page-count="2" meta:paragraph-count="5" meta:word-count="6" meta:character-count="25" meta:non-whitespace-character-count="24"/>
    <meta:generator>LibreOffice/7.3.7.2$Linux_X86_64 LibreOffice_project/30$Build-2</meta:generator>
  </office:meta>
</office:document-meta>
</file>